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20pt" style:font-size-asian="20pt" style:font-size-complex="20pt"/>
    </style:style>
    <style:style style:name="P2" style:family="paragraph" style:parent-style-name="Standard">
      <style:text-properties style:font-name="Times New Roman" fo:font-size="20pt" style:font-size-asian="20pt" style:font-name-complex="Times New Roman1" style:font-size-complex="20pt"/>
    </style:style>
    <style:style style:name="P3" style:family="paragraph" style:parent-style-name="Standard">
      <style:text-properties style:font-name="Times New Roman" fo:font-size="20pt" fo:font-style="normal" style:text-underline-style="none" fo:font-weight="normal" style:font-size-asian="20pt" style:font-style-asian="normal" style:font-weight-asian="normal" style:font-name-complex="Times New Roman1" style:font-size-complex="20pt" style:font-style-complex="normal" style:font-weight-complex="normal"/>
    </style:style>
    <style:style style:name="P4" style:family="paragraph" style:parent-style-name="Standard">
      <style:text-properties style:font-name="Times New Roman" fo:font-size="20pt" fo:font-weight="normal" style:font-size-asian="20pt" style:font-weight-asian="normal" style:font-size-complex="20pt" style:font-weight-complex="normal"/>
    </style:style>
    <style:style style:name="P5" style:family="paragraph" style:parent-style-name="Standard">
      <style:text-properties style:font-name="Times New Roman" fo:font-size="28pt" fo:font-style="italic" style:text-underline-style="solid" style:text-underline-width="auto" style:text-underline-color="font-color" fo:font-weight="bold" style:font-size-asian="28pt" style:font-style-asian="italic" style:font-weight-asian="bold" style:font-name-complex="Times New Roman1" style:font-size-complex="28pt"/>
    </style:style>
    <style:style style:name="P6" style:family="paragraph" style:parent-style-name="Standard" style:master-page-name="Standard">
      <style:paragraph-properties style:page-number="auto"/>
      <style:text-properties style:font-name="Times New Roman" fo:font-size="28pt" fo:font-style="italic" style:text-underline-style="solid" style:text-underline-width="auto" style:text-underline-color="font-color" fo:font-weight="bold" style:font-size-asian="28pt" style:font-style-asian="italic" style:font-weight-asian="bold" style:font-name-complex="Times New Roman1" style:font-size-complex="28pt"/>
    </style:style>
    <style:style style:name="T1" style:family="text">
      <style:text-properties style:font-name="Times New Roman" fo:font-size="20pt" style:font-size-asian="20pt" style:font-name-complex="Times New Roman1" style:font-size-complex="20pt"/>
    </style:style>
    <style:style style:name="T2" style:family="text">
      <style:text-properties style:font-name="Times New Roman" fo:font-size="20pt" fo:font-weight="bold" style:font-size-asian="20pt" style:font-weight-asian="bold" style:font-name-complex="Times New Roman1" style:font-size-complex="20pt"/>
    </style:style>
    <style:style style:name="T3" style:family="text">
      <style:text-properties style:font-name="Times New Roman" fo:font-size="20pt" fo:font-weight="bold" style:font-size-asian="20pt" style:font-weight-asian="bold" style:font-name-complex="Times New Roman1" style:font-size-complex="20pt" style:font-weight-complex="bold"/>
    </style:style>
    <style:style style:name="T4" style:family="text">
      <style:text-properties style:font-name="Times New Roman" fo:font-size="20pt" fo:font-weight="normal" style:font-size-asian="20pt" style:font-weight-asian="normal" style:font-name-complex="Times New Roman1" style:font-size-complex="20pt"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lide 01</text:p>
      <text:p text:style-name="Standard"><text:span text:style-name="T1">A look at the use of </text:span><text:span text:style-name="T2">Callable Units</text:span><text:span text:style-name="T1"> in various guises to facilitate better </text:span><text:span text:style-name="T3">Algorithm</text:span><text:span text:style-name="T2"> Design</text:span><text:span text:style-name="T1">.</text:span></text:p>
      <text:p text:style-name="P2">&lt;&gt;</text:p>
      <text:p text:style-name="P5">Slide 02<text:bookmark text:name="_GoBack"/></text:p>
      <text:p text:style-name="Standard"><text:span text:style-name="T1">For the purposes of this discussion, an </text:span><text:span text:style-name="T3">Algorithm</text:span><text:span text:style-name="T1"> is the specification of a set of operations that, when followed, achieve a given purpose.</text:span></text:p>
      <text:p text:style-name="P2">&lt;&gt;</text:p>
      <text:p text:style-name="Standard"><text:span text:style-name="T1">A </text:span><text:span text:style-name="T3">Computer</text:span><text:span text:style-name="T1"> </text:span><text:span text:style-name="T3">Program</text:span><text:span text:style-name="T1"> is an </text:span><text:span text:style-name="T3">Algorithm</text:span><text:span text:style-name="T1"> that has been defined in the terms of a specific </text:span><text:span text:style-name="T3">Programming Language</text:span><text:span text:style-name="T1">, ready for </text:span><text:span text:style-name="T3">Interpretation</text:span><text:span text:style-name="T1"> and </text:span><text:span text:style-name="T3">Execution</text:span><text:span text:style-name="T1"> in a computer.</text:span></text:p>
      <text:p text:style-name="P2">&lt;&gt;</text:p>
      <text:p text:style-name="Standard"><text:span text:style-name="T1">This discussion, as far as possible, will avoid issues relating to any particular </text:span><text:span text:style-name="T3">Programming Language</text:span><text:span text:style-name="T4"> by </text:span><text:span text:style-name="T1">considering the </text:span><text:span text:style-name="T3">Algorithm</text:span><text:span text:style-name="T1"> rather than the </text:span><text:span text:style-name="T3">Program</text:span><text:span text:style-name="T1">.</text:span></text:p>
      <text:p text:style-name="P2">&lt;&gt;</text:p>
      <text:p text:style-name="P5">Slide 0<text:bookmark text:name="_GoBack2"/>3</text:p>
      <text:p text:style-name="Standard"><text:span text:style-name="T1">The object of this presentation is to discuss the </text:span><text:span text:style-name="T3">Nature</text:span><text:span text:style-name="T1"> and </text:span><text:span text:style-name="T3">Purpose</text:span><text:span text:style-name="T1"> of </text:span><text:span text:style-name="T3">Algorithmic Sections</text:span><text:span text:style-name="T1"> that can be considered as self contained units that can be </text:span><text:span text:style-name="T3">Invoked</text:span><text:span text:style-name="T1"> (</text:span><text:span text:style-name="T3">Called</text:span><text:span text:style-name="T1">) from any part of the entire </text:span><text:span text:style-name="T3">Algorithm</text:span><text:span text:style-name="T1">.</text:span></text:p>
      <text:p text:style-name="P2">&lt;&gt;</text:p>
      <text:p text:style-name="Standard"><text:soft-page-break/><text:span text:style-name="T4">Dividing complex problems into a </text:span><text:span text:style-name="T3">Hierarchy</text:span><text:span text:style-name="T4"> of intuitive sub-units, can significantly ease the construction of </text:span><text:span text:style-name="T3">Algorithms</text:span><text:span text:style-name="T4">.</text:span></text:p>
      <text:p text:style-name="P2">&lt;&gt;</text:p>
      <text:p text:style-name="Standard"><text:span text:style-name="T1">Such a strategy is an important element of </text:span><text:a xlink:type="simple" xlink:href="https://en.wikipedia.org/wiki/Structured_programming" text:style-name="Internet_20_link" text:visited-style-name="Visited_20_Internet_20_Link"><text:span text:style-name="T3">Structured Programming</text:span></text:a><text:span text:style-name="T1">.</text:span></text:p>
      <text:p text:style-name="P2">&lt;&gt;</text:p>
      <text:p text:style-name="P5">Slide 04</text:p>
      <text:p text:style-name="P2">A large selection of terms have been used to refer to the <text:span text:style-name="T5">Callable Algorithmic Sections</text:span> to be discussed, including: <text:span text:style-name="T5">routines</text:span>, <text:span text:style-name="T5">sub-routines</text:span>, <text:span text:style-name="T5">sub-programs</text:span>, <text:span text:style-name="T5">procedures</text:span>, <text:span text:style-name="T5">functions</text:span>, <text:span text:style-name="T5">callable units</text:span> and <text:span text:style-name="T5">callable objects</text:span>.</text:p>
      <text:p text:style-name="P2">&lt;&gt;</text:p>
      <text:p text:style-name="P2">These terms are not really synonyms but are frequently used as if they are.</text:p>
      <text:p text:style-name="P2">&lt;&gt;</text:p>
      <text:p text:style-name="Standard"><text:span text:style-name="T1">The precise meanings of these terms often vary with the </text:span><text:span text:style-name="T2">Programming Language</text:span><text:span text:style-name="T1"> in which they are implemented.</text:span></text:p>
      <text:p text:style-name="P2">&lt;&gt;</text:p>
      <text:p text:style-name="P5">Slide 05</text:p>
      <text:p text:style-name="Standard"><text:span text:style-name="T1">For consistency and to focus on </text:span><text:span text:style-name="T3">Algorithm Design</text:span><text:span text:style-name="T1">, rather than </text:span><text:span text:style-name="T2">Implementation</text:span><text:span text:style-name="T1">, just three terms will be used.</text:span></text:p>
      <text:p text:style-name="P2">&lt;&gt;</text:p>
      <text:p text:style-name="Standard"><text:soft-page-break/><text:span text:style-name="T2">Callable Unit</text:span><text:span text:style-name="T1"> – a universally agreed generic term for any individually addressable sub division of an </text:span><text:span text:style-name="T3">Algorithm</text:span><text:span text:style-name="T1"> (or </text:span><text:span text:style-name="T3">Program</text:span><text:span text:style-name="T1">).</text:span></text:p>
      <text:p text:style-name="P2">&lt;&gt;</text:p>
      <text:p text:style-name="Standard"><text:span text:style-name="T2">Procedure</text:span><text:span text:style-name="T1"> &amp; </text:span><text:span text:style-name="T2">Function</text:span><text:span text:style-name="T1"> - two mutually exclusive sets that include all </text:span><text:span text:style-name="T2">Callable Units</text:span><text:span text:style-name="T1">.</text:span></text:p>
      <text:p text:style-name="P2">&lt;&gt;</text:p>
      <text:p text:style-name="P5">Slide 06</text:p>
      <text:p text:style-name="P1">Enough of <text:span text:style-name="T5">Terminology</text:span>! Consider now an algorithm for making a nice cup of tea for morning consumption.</text:p>
      <text:p text:style-name="P1">&lt;&gt;</text:p>
      <text:p text:style-name="P1">It could be a long long list of operations, full of so much detail as to obscure a clear overall understanding of the process being described.</text:p>
      <text:p text:style-name="P1">To get such a volume of detailed elements correctly working would not be trivial in the one huge step implied here.</text:p>
      <text:p text:style-name="P1">&lt;&gt;</text:p>
      <text:p text:style-name="P1">But notice that a considerable portion of the directions listed can be considered as a unit that might be called … “<text:span text:style-name="T5">Make Tea</text:span>”.</text:p>
      <text:p text:style-name="P1">&lt;&gt;</text:p>
      <text:p text:style-name="P1">Why not separate this mass of detail from the main flow and replace it with a single entity (a <text:span text:style-name="T5">Callable Unit</text:span>) named “<text:span text:style-name="T5">Make Tea</text:span>”?</text:p>
      <text:p text:style-name="P1"><text:soft-page-break/>It will probably be the case that the operator (a computer maybe) does not know how to “<text:span text:style-name="T5">Make Tea</text:span>” directly, but that is not a problem as you have not discarded the detailed instructions, just moved them to where they can be considered separately.</text:p>
      <text:p text:style-name="P1">In the main body of your <text:span text:style-name="T5">Algorithm</text:span> you say “<text:span text:style-name="T5">Make Tea</text:span>”, which is an instruction to the operator (possibly a computer) to follow the detailed instructions that comprise this <text:span text:style-name="T5">Callable Unit</text:span><text:span text:style-name="T6">, at the point of the call.</text:span></text:p>
      <text:p text:style-name="P1">&lt;&gt;</text:p>
      <text:p text:style-name="P1">Further down the instruction list is another set that might be identified as being a self contained unit explaining how to “<text:span text:style-name="T5">Drink Tea</text:span>”.</text:p>
      <text:p text:style-name="P1">&lt;&gt;</text:p>
      <text:p text:style-name="P1">Another <text:span text:style-name="T5">Callable Unit</text:span>?</text:p>
      <text:p text:style-name="P1">&lt;&gt;</text:p>
      <text:p text:style-name="P1">If your mother is one tenth as fierce as my mother … you would be advised to extend your <text:span text:style-name="T5">Algorithm</text:span> to included a response to her complaints concerning the state of the kitchen!!</text:p>
      <text:p text:style-name="P1">&lt;&gt;</text:p>
      <text:p text:style-name="P1">At least an intention for another <text:span text:style-name="T5">Callable Unit</text:span>?</text:p>
      <text:p text:style-name="P1">&lt;&gt;</text:p>
      <text:p text:style-name="P1">To summarise, using <text:span text:style-name="T5">Callable Units</text:span> here has enabled the <text:span text:style-name="T5">Algorithm</text:span> for <text:span text:style-name="T5">Morning Tea</text:span> to be considered in two “l<text:span text:style-name="T5">ayers</text:span>” of detail.</text:p>
      <text:p text:style-name="P1"><text:soft-page-break/>First, a broad outline of intent, and then a layer where a more detailed description is tackled.</text:p>
      <text:p text:style-name="P1">Hopefully, you can see how this <text:span text:style-name="T5">Structured</text:span> approach should enable the analysis of problems of greater complexity than could otherwise be considered.</text:p>
      <text:p text:style-name="P1">&lt;&gt;</text:p>
      <text:p text:style-name="P5">Slide 07</text:p>
      <text:p text:style-name="P1">Consider once more the <text:span text:style-name="T5">Morning Tea Algorithm</text:span>.</text:p>
      <text:p text:style-name="P1">&lt;&gt;</text:p>
      <text:p text:style-name="P1">It might be considered that “<text:span text:style-name="T5">Making Tea</text:span>” and “<text:span text:style-name="T5">Drinking Tea</text:span>” be too complex without further breakdown?</text:p>
      <text:p text:style-name="P1">If so, this is not a problem as it is possible to employ as many layers of simplification, using <text:span text:style-name="T5">Callable Units</text:span>, as are required to meet the capabilities of whatever has to follow the instructions of the <text:span text:style-name="T5">Algorithm</text:span>.</text:p>
      <text:p text:style-name="P1">Note that there is now a completed “<text:span text:style-name="T5">Tidy Kitchen</text:span>” <text:span text:style-name="T5">Callable Unit</text:span>, so mother is pacified!</text:p>
      <text:p text:style-name="P1">&lt;&gt;</text:p>
      <text:p text:style-name="P1">In summary, <text:span text:style-name="T5">Hierarchical</text:span> analysis of the initial problem may continue through as many layers of simplification as are required to ensure all parts are understandable by the entity that has to follow the instructions.</text:p>
      <text:p text:style-name="P1"><text:soft-page-break/>Typically, this means, until you have enough detail to translate the <text:span text:style-name="T5">Algorithm</text:span> directly into a <text:span text:style-name="T5">Program</text:span> using a suitable <text:span text:style-name="T5">Programming Language</text:span>.</text:p>
      <text:p text:style-name="P1">&lt;&gt;</text:p>
      <text:p text:style-name="P5">Slide 08</text:p>
      <text:p text:style-name="P3">Consider now, an Algorithm for an entire day of enthusiastic Tea consumption by “<text:a xlink:type="simple" xlink:href="https://en.wikipedia.org/wiki/Gracie_Fields" text:style-name="Internet_20_link" text:visited-style-name="Visited_20_Internet_20_Link">Our Gracie</text:a>”</text:p>
      <text:p text:style-name="P3">&lt;&gt;</text:p>
      <text:p text:style-name="P3">********Over to Gracie ********</text:p>
      <text:p text:style-name="P3">&lt;&gt;</text:p>
      <text:p text:style-name="P3">In summary, <text:span text:style-name="T5">Callable Units</text:span> can be written once and used over and over, called from different parts of an <text:span text:style-name="T5">Algorithm</text:span>.</text:p>
      <text:p text:style-name="P3">This enables much <text:span text:style-name="T5">Code Economy</text:span>.</text:p>
      <text:p text:style-name="P3">Using <text:span text:style-name="T5">Callable Units</text:span> in this fashion, an <text:span text:style-name="T5">Algorithm</text:span> (<text:span text:style-name="T5">Program</text:span>) becomes much shorter, easier to read and takes far less time to get working.</text:p>
      <text:p text:style-name="P3">&lt;&gt;</text:p>
      <text:p text:style-name="P5">Slide 09</text:p>
      <text:p text:style-name="P1">All the <text:span text:style-name="T5">Callable Units</text:span> considered so far have not had any capacity to be customised.</text:p>
      <text:p text:style-name="P1">They will perform identically every time they are called from anywhere in the <text:span text:style-name="T5">Algorithm</text:span>.</text:p>
      <text:p text:style-name="P1">&lt;&gt;</text:p>
      <text:p text:style-name="P1"><text:soft-page-break/>If a <text:span text:style-name="T5">Callable Unit</text:span><text:span text:style-name="T6"> is allowed </text:span>to use <text:span text:style-name="T5">Parameters</text:span> that can be passed <text:span text:style-name="T5">Arguments</text:span> from the calling body, individual invocations of a <text:span text:style-name="T5">Callable Unit</text:span> can be made to have variable consequences.</text:p>
      <text:p text:style-name="P1">&lt;&gt;</text:p>
      <text:p text:style-name="P1">Consider a version of the <text:span text:style-name="T5">Tea Making Algorithm</text:span> that uses <text:span text:style-name="T5">Parameters</text:span>.</text:p>
      <text:p text:style-name="P1">&lt;&gt;</text:p>
      <text:p text:style-name="P1"><text:span text:style-name="T5">Parameters</text:span> that allow various <text:span text:style-name="T5">Tea Properties</text:span> to vary according to <text:span text:style-name="T5">Argument</text:span> values included in the call.</text:p>
      <text:p text:style-name="P1">Such properties might include: <text:span text:style-name="T5">Type of Tea</text:span>, whether <text:span text:style-name="T5">Milk</text:span> was desired and (for Philistines only) whether <text:span text:style-name="T5">Sugar</text:span> pollution was appropriate.</text:p>
      <text:p text:style-name="P1">&lt;&gt;</text:p>
      <text:p text:style-name="P1"><text:span text:style-name="T5">Parameters</text:span> are provided with <text:span text:style-name="T5">Values</text:span> (<text:span text:style-name="T5">Arguments</text:span>) at the time the <text:span text:style-name="T5">Callable Unit</text:span> is invoked.</text:p>
      <text:p text:style-name="P1">Arguably, for this example, a “<text:span text:style-name="T5">Yes</text:span>” <text:span text:style-name="T5">Argument</text:span> for the “<text:span text:style-name="T5">Sugar?</text:span>” <text:span text:style-name="T5">Parameter</text:span> should be arranged to generate at least a <text:span text:style-name="T5">Warning</text:span> message!</text:p>
      <text:p text:style-name="P1">&lt;&gt;</text:p>
      <text:p text:style-name="P1">Run “<text:span text:style-name="T5">Make Tea</text:span>” now and there will be <text:span text:style-name="T5">4</text:span> cups of <text:span text:style-name="T5">Strong English Breakfast Tea</text:span> with <text:span text:style-name="T5">Milk</text:span> and <text:span text:style-name="T7">NO</text:span> <text:span text:style-name="T5">Sugar</text:span>.</text:p>
      <text:p text:style-name="P1">Ideal for the morning initiation brew.</text:p>
      <text:p text:style-name="P1">&lt;&gt;</text:p>
      <text:p text:style-name="P1"><text:soft-page-break/>As the day moves on to its more refined periods, one might like to adjust to the subtle delights of <text:span text:style-name="T5">Earl Grey</text:span>?</text:p>
      <text:p text:style-name="P1">To suggest “<text:span text:style-name="T5">Yes</text:span>” as an <text:span text:style-name="T5">Argument</text:span> for the “<text:span text:style-name="T5">Milk?</text:span>” <text:span text:style-name="T5">Parameter</text:span> with “<text:span text:style-name="T5">Type of Tea</text:span>” set to <text:span text:style-name="T5">Earl Grey</text:span> <text:span text:style-name="T7">MUST</text:span> evoke a sternly worded <text:span text:style-name="T5">Error Message</text:span>!</text:p>
      <text:p text:style-name="P1">&lt;&gt;</text:p>
      <text:p text:style-name="P1">Make the <text:span text:style-name="T5">Earl Grey</text:span> and enjoy.</text:p>
      <text:p text:style-name="P1">&lt;&gt;</text:p>
      <text:p text:style-name="P5">Slide 10</text:p>
      <text:p text:style-name="P1">Up to now, all the <text:span text:style-name="T5">Callable Units</text:span> considered have been <text:span text:style-name="T5">Procedures</text:span>.</text:p>
      <text:p text:style-name="P1">Now to look at a <text:span text:style-name="T5">Function</text:span>.</text:p>
      <text:p text:style-name="P1">&lt;&gt;</text:p>
      <text:p text:style-name="P1">In the context of this talk, at least, the definitive feature of a <text:span text:style-name="T5">Function</text:span> is that it returns a <text:span text:style-name="T5">Value</text:span>.</text:p>
      <text:p text:style-name="P1">So, a <text:span text:style-name="T5">Procedure</text:span> is a <text:span text:style-name="T5">Callable Unit</text:span> that does not return a <text:span text:style-name="T5">Value</text:span>.</text:p>
      <text:p text:style-name="P1">A <text:span text:style-name="T5">Function</text:span> is a <text:span text:style-name="T5">Callable Unit</text:span> that does return a <text:span text:style-name="T5">Value</text:span>.</text:p>
      <text:p text:style-name="P1">&lt;&gt;</text:p>
      <text:p text:style-name="P1">Consider a <text:span text:style-name="T5">Function</text:span> for “<text:span text:style-name="T5">Counting Cups</text:span>”.</text:p>
      <text:p text:style-name="P1">Call the “<text:span text:style-name="T5">Counting Cups</text:span>” <text:span text:style-name="T5">Function</text:span> and it will generate an <text:span text:style-name="T5">Answer</text:span>, <text:span text:style-name="T5">FOUR</text:span>! Say.</text:p>
      <text:p text:style-name="P1">&lt;&gt;</text:p>
      <text:p text:style-name="P1"><text:soft-page-break/>Super! … but was anyone listening?</text:p>
      <text:p text:style-name="P1">If the computed <text:span text:style-name="T5">Number of Cups</text:span> is to be useful, it must surely be stored somewhere.</text:p>
      <text:p text:style-name="P1">&lt;&gt;</text:p>
      <text:p text:style-name="P1">Which is precisely where the cuff of one´s shirt becomes so very useful!</text:p>
      <text:p text:style-name="P1">&lt;&gt;</text:p>
      <text:p text:style-name="P5">Slide 11</text:p>
      <text:p text:style-name="P1">All <text:span text:style-name="T5">Callable Units</text:span>, <text:span text:style-name="T5">Procedures</text:span> or <text:span text:style-name="T5">Functions</text:span>, can be <text:span text:style-name="T5">Parametrised</text:span> and receive <text:span text:style-name="T5">Arguments</text:span><text:span text:style-name="T6">.</text:span></text:p>
      <text:p text:style-name="P1"><text:span text:style-name="T6">Here, </text:span><text:span text:style-name="T5">Parameters</text:span><text:span text:style-name="T6"> to specify the properties of the cups to be counted might be devised.</text:span></text:p>
      <text:p text:style-name="P1"><text:span text:style-name="T6">Maybe only </text:span><text:span text:style-name="T5">2</text:span><text:span text:style-name="T6"> of the </text:span><text:span text:style-name="T5">4</text:span><text:span text:style-name="T6"> available cups are </text:span><text:span text:style-name="T5">Red</text:span><text:span text:style-name="T6">, </text:span><text:span text:style-name="T5">Big</text:span><text:span text:style-name="T6"> and </text:span><text:span text:style-name="T5">Undamaged</text:span><text:span text:style-name="T6">? </text:span></text:p>
      <text:p text:style-name="P4">&lt;&gt;</text:p>
      <text:p text:style-name="P1"><text:span text:style-name="T6">The saved </text:span><text:span text:style-name="T5">Cup Count</text:span><text:span text:style-name="T6"> can now be passed on to other elements of the </text:span><text:span text:style-name="T5">Algorithm</text:span><text:span text:style-name="T6">.</text:span></text:p>
      <text:p text:style-name="P1"><text:span text:style-name="T6">For example, in these </text:span><text:span text:style-name="T5">2</text:span><text:span text:style-name="T6"> cups, it would seem an excellent plan to construct some </text:span><text:span text:style-name="T5">Strong</text:span><text:span text:style-name="T6"> </text:span><text:span text:style-name="T5">English Breakfast Tea</text:span><text:span text:style-name="T6">!</text:span></text:p>
      <text:p text:style-name="P4">&lt;&gt;</text:p>
      <text:p text:style-name="P5">Slide 12</text:p>
      <text:p text:style-name="P1"><text:span text:style-name="T6">More recent </text:span><text:span text:style-name="T5">Programming Languages</text:span><text:span text:style-name="T6">, such as </text:span><text:span text:style-name="T5">C</text:span><text:span text:style-name="T6"> and </text:span><text:span text:style-name="T5">Python</text:span><text:span text:style-name="T6">, only offer code units to construct one type of </text:span><text:span text:style-name="T5">Callable Unit</text:span><text:span text:style-name="T6">.</text:span></text:p>
      <text:p text:style-name="P4"><text:soft-page-break/>&lt;&gt;</text:p>
      <text:p text:style-name="P1"><text:span text:style-name="T6">You can ask to code a </text:span><text:span text:style-name="T5">Function</text:span><text:span text:style-name="T6">, in </text:span><text:span text:style-name="T5">C</text:span><text:span text:style-name="T6"> or </text:span><text:span text:style-name="T5">Python</text:span><text:span text:style-name="T6">, but not a </text:span><text:span text:style-name="T5">Procedure</text:span><text:span text:style-name="T6"> (or any other species of </text:span><text:span text:style-name="T5">Callable Unit</text:span><text:span text:style-name="T6">).</text:span></text:p>
      <text:p text:style-name="P1">&lt;&gt;</text:p>
      <text:p text:style-name="P1">This is entirely sensible as only the one possibility is required.</text:p>
      <text:p text:style-name="P1">Why complicate a <text:span text:style-name="T5">Language</text:span> if there is not practical purpose.</text:p>
      <text:p text:style-name="P1">&lt;&gt;</text:p>
      <text:p text:style-name="P1">Code for a <text:span text:style-name="T5">Function</text:span> will definitively include the capacity to return a <text:span text:style-name="T5">Value</text:span>.</text:p>
      <text:p text:style-name="P1">But nothing says you have to use that capacity.</text:p>
      <text:p text:style-name="P1">Or even if you do return a <text:span text:style-name="T5">Value</text:span>, ignoring that <text:span text:style-name="T5">Value</text:span> would render its existence irrelevant.</text:p>
      <text:p text:style-name="P1">Code a <text:span text:style-name="T5">Function</text:span>, and omit or ignore its <text:span text:style-name="T5">Value</text:span> and you have … a <text:span text:style-name="T5">Procedure</text:span>!</text:p>
      <text:p text:style-name="P1">&lt;&gt;</text:p>
      <text:p text:style-name="P1">Of course, this does lead to all <text:span text:style-name="T5">Callable Units</text:span> in certain <text:span text:style-name="T5">Languages</text:span> to be referred to as <text:span text:style-name="T5">Functions</text:span>, even when the true pedant might argue this not to be the case!</text:p>
      <text:p text:style-name="P1">Painful … but I can live with it … almost …</text:p>
      <text:p text:style-name="P5">Slide 13</text:p>
      <text:p text:style-name="P1"><text:span text:style-name="T6">And so to the </text:span><text:span text:style-name="T5">Acknowledgements</text:span><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pjudge</meta:initial-creator>
    <meta:editing-cycles>28</meta:editing-cycles>
    <meta:creation-date>2018-07-02T21:36:00</meta:creation-date>
    <dc:date>2018-07-12T22:19:43.014000000</dc:date>
    <meta:editing-duration>PT15H14M59S</meta:editing-duration>
    <meta:generator>LibreOffice/6.0.5.2$Windows_X86_64 LibreOffice_project/54c8cbb85f300ac59db32fe8a675ff7683cd5a16</meta:generator>
    <meta:document-statistic meta:table-count="0" meta:image-count="0" meta:object-count="0" meta:page-count="10" meta:paragraph-count="137" meta:word-count="1420" meta:character-count="8094" meta:non-whitespace-character-count="680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